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text-autospace="none"/>
      <style:text-properties fo:country="CN" style:language-asian="zh" style:country-asian="CN"/>
    </style:style>
    <style:style style:name="P2" style:family="paragraph">
      <style:paragraph-properties style:text-autospace="ideograph-alpha"/>
      <style:text-properties fo:country="CN" style:language-asian="zh" style:country-asian="CN"/>
    </style:style>
  </office:automatic-styles>
  <office:body>
    <office:text>
      <text:p>
     This is an example of paragraph whether add space between Asian, western, and complex text. The first one have no space 
     between English and Chinese.</text:p>
      <text:p text:style-name="P1">
     hello你好hello你好hello你好hello你好 
        </text:p>
      <text:p text:style-name="P2">
     hello你好hello你好hello你好hello你好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